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8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ST Receptive Field Modeling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Ralph J. Be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genda (brief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MST</text:p>
              </text:list-item>
            </text:list>
            <text:list text:style-name="L2">
              <text:list-item>
                <text:p text:style-name="P3">Available Data</text:p>
              </text:list-item>
            </text:list>
            <text:list text:style-name="L2">
              <text:list-item>
                <text:p text:style-name="P3">Task of my Thesis</text:p>
              </text:list-item>
            </text:list>
            <text:list text:style-name="L2">
              <text:list-item>
                <text:p text:style-name="P3">Possible Dire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Medial Superior Temporal area (MST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MT</text:p>
              </text:list-item>
            </text:list>
            <text:list text:style-name="L2">
              <text:list-item>
                <text:list>
                  <text:list-item>
                    <text:p text:style-name="P4">Sensitive to localized mo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ceptive Fields tuned to particularly oriented motion in particular regions of space.</text:p>
                  </text:list-item>
                </text:list>
              </text:list-item>
            </text:list>
            <text:list text:style-name="L2">
              <text:list-item>
                <text:p text:style-name="P3">MST</text:p>
              </text:list-item>
            </text:list>
            <text:list text:style-name="L2">
              <text:list-item>
                <text:list>
                  <text:list-item>
                    <text:p text:style-name="P4">Sensitive to optic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Fs tuned to broader patterns of mo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F area contains many MT RF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vailable Dat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3">Stimulus/Response pairs recorded from alert monkeys.</text:p>
              </text:list-item>
            </text:list>
            <text:list text:style-name="L2">
              <text:list-item>
                <text:p text:style-name="P3">Screen divided into 9 subregions</text:p>
              </text:list-item>
            </text:list>
            <text:list text:style-name="L2">
              <text:list-item>
                <text:p text:style-name="P3">Three classes of data</text:p>
              </text:list-item>
            </text:list>
            <text:list text:style-name="L2">
              <text:list-item>
                <text:list>
                  <text:list-item>
                    <text:p text:style-name="P4">Singles, Doubles, Optic 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ask of my Thesi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Problem</text:p>
              </text:list-item>
            </text:list>
            <text:list text:style-name="L2">
              <text:list-item>
                <text:list>
                  <text:list-item>
                    <text:p text:style-name="P4">Given the responses of partially stimulated MST cells, can we predict the responses to the <text:span text:style-name="T1">ideal</text:span> stimulus? <text:s/>Can we model the function of MST?</text:p>
                  </text:list-item>
                </text:list>
              </text:list-item>
            </text:list>
            <text:list text:style-name="L2">
              <text:list-item>
                <text:p text:style-name="P3">Why does this matter?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Engineering</text:span>: <text:s/>Develop more effective techniqu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Medicine</text:span>: <text:s/>Understand currently unexplained illness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Psychology</text:span>: <text:s/>MST plays an early role in the ego, discovery of means, and the sensory-motor loo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27cm" svg:y="0.554cm" presentation:class="title" presentation:user-transformed="true">
          <draw:text-box>
            <text:p text:style-name="P1">Possible Directions</text:p>
          </draw:text-box>
        </draw:frame>
        <draw:frame presentation:style-name="pr7" draw:text-style-name="P3" draw:layer="layout" svg:width="25.199cm" svg:height="18.572cm" svg:x="1.4cm" svg:y="3.175cm" presentation:class="outline" presentation:user-transformed="true">
          <draw:text-box>
            <text:list text:style-name="L2">
              <text:list-item>
                <text:p text:style-name="P3">Whatever models I settle on, apply genetic algorithms to try and find a good fit for the data.</text:p>
              </text:list-item>
            </text:list>
            <text:list text:style-name="L2">
              <text:list-item>
                <text:p text:style-name="P3">Look to similar studies on MT of partially stimulated RF responses that report success.</text:p>
              </text:list-item>
            </text:list>
            <text:list text:style-name="L2">
              <text:list-item>
                <text:list>
                  <text:list-item>
                    <text:p text:style-name="P4">Non-linear summation of Gaussian derivative-modeled MT respons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petition among Fourier components which accounts for 'reverse-phi' motion in MT.</text:p>
                  </text:list-item>
                </text:list>
              </text:list-item>
            </text:list>
            <text:list text:style-name="L2">
              <text:list-item>
                <text:p text:style-name="P3">Try deriving backwards from the Lyapunov metric as applied to Maass' LSM.</text:p>
              </text:list-item>
            </text:list>
            <text:list text:style-name="L2">
              <text:list-item>
                <text:p text:style-name="P3">Investigate the PSD of both optic flow stimuli and MST respons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ferences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Duffy, and Wurtz. <text:s/></text:span><text:span text:style-name="T3">Response of Monkey MST Neurons to Optic Flow Stimuli with Shifted Centers of Motion (1995).</text:span></text:p>
              </text:list-item>
            </text:list>
            <text:list text:style-name="L2">
              <text:list-item>
                <text:p text:style-name="P3"><text:span text:style-name="T2">Duffy, and Page. <text:s/></text:span><text:span text:style-name="T3">MST Neuronal Responses to Heading Direction During Pursuit Eye Movements (1999)</text:span><text:span text:style-name="T4">.</text:span></text:p>
              </text:list-item>
            </text:list>
            <text:list text:style-name="L2">
              <text:list-item>
                <text:p text:style-name="P3"><text:span text:style-name="T2">Britten, and Heuer. <text:s/></text:span><text:span text:style-name="T3">Spatial Summation in the Receptive Fields of MT Neurons (1999).</text:span></text:p>
              </text:list-item>
            </text:list>
            <text:list text:style-name="L2">
              <text:list-item>
                <text:p text:style-name="P3"><text:span text:style-name="T2">Krekelberg, and Albright. <text:s/></text:span><text:span text:style-name="T3">Motion Mechanisms in Macaque MT (2005).</text:span></text:p>
              </text:list-item>
            </text:list>
            <text:list text:style-name="L2">
              <text:list-item>
                <text:p text:style-name="P3"><text:span text:style-name="T2">Roth and Black. <text:s/></text:span><text:span text:style-name="T3">On the Spatial Statistics of Optic Flow (2005).</text:span></text:p>
              </text:list-item>
            </text:list>
            <text:list text:style-name="L2">
              <text:list-item>
                <text:p text:style-name="P3"><text:span text:style-name="T2">Read, Heather L. and , et al. <text:s/></text:span><text:span text:style-name="T3">Modulation of Responses to Optic Flow in Area 7a (1997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Ralph Bean</meta:initial-creator>
    <meta:creation-date>2008-01-31T13:52:02</meta:creation-date>
    <dc:creator>Ralph Bean</dc:creator>
    <dc:date>2008-02-07T15:47:48</dc:date>
    <meta:editing-cycles>20</meta:editing-cycles>
    <meta:editing-duration>PT1H56M52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